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2a49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42a49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عَصْ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660_4244071338"/><text:span text:style-name="T2">وَالْعَصْرۣ إِنَّ </text:span><text:span text:style-name="T5">۰</text:span><text:span text:style-name="T2">لِانسَـٰنَ لَفِى خُسْر۫ </text:span><text:span text:style-name="T3">(1)</text:span><text:span text:style-name="T2"> اِلاَّ </text:span><text:span text:style-name="T5">۰</text:span><text:span text:style-name="T2">لذِيــنَ ءَامَنُواْ وَعَمِلُواْ </text:span><text:span text:style-name="T5">۴</text:span><text:span text:style-name="T2">ڤصَّـٰڤِحَـٰتِ وَتَوَاصَوْاْ بِالْحَقِّ </text:span><text:span text:style-name="T3">(2)</text:span><text:span text:style-name="T2"> وَتَوَاصَوْاْ بِالصَّبْرۣؐ </text:span><text:span text:style-name="T3">(3)</text:span><text:span text:style-name="T2"> </text:span><text:bookmark-end text:name="__DdeLink__1660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8:01.629738352</meta:creation-date>
    <dc:date>2025-03-06T08:45:08.153926506</dc:date>
    <meta:editing-duration>PT1M52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23" meta:character-count="138" meta:non-whitespace-character-count="116"/>
  </office:meta>
</office:document-meta>
</file>